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Footer"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1.1665in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1.1665in"/>
        </style:tab-stops>
      </style:paragraph-properties>
      <style:text-properties style:font-name="Arial"/>
    </style:style>
    <style:style style:name="P5" style:family="paragraph" style:parent-style-name="Standard">
      <style:paragraph-properties>
        <style:tab-stops>
          <style:tab-stop style:position="1.1665in"/>
        </style:tab-stops>
      </style:paragraph-properties>
      <style:text-properties style:font-name="Arial" fo:font-size="10.5pt" style:font-size-asian="10.5pt" style:font-size-complex="10.5pt"/>
    </style:style>
    <style:style style:name="P6" style:family="paragraph" style:parent-style-name="Standard">
      <style:text-properties style:font-name="Arial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1.6772in"/>
        </style:tab-stops>
      </style:paragraph-properties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1.6772in"/>
          <style:tab-stop style:position="4.3098in"/>
        </style:tab-stops>
      </style:paragraph-properties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1.6772in"/>
        </style:tab-stops>
      </style:paragraph-properties>
      <style:text-properties style:font-name="Arial" fo:font-size="12pt" fo:font-weight="normal" style:font-name-asian="Wingdings" style:font-size-asian="10.5pt" style:font-weight-asian="normal" style:font-name-complex="Wingdings" style:font-size-complex="12pt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1.6772in"/>
        </style:tab-stops>
      </style:paragraph-properties>
      <style:text-properties style:font-name="Arial" fo:font-size="12pt" fo:font-weight="bold" style:font-size-asian="10.5pt" style:font-weight-asian="bold" style:font-size-complex="12pt" style:font-weight-complex="bold"/>
    </style:style>
    <style:style style:name="P11" style:family="paragraph" style:parent-style-name="Frame_20_contents">
      <style:paragraph-properties fo:text-align="center" style:justify-single-word="false"/>
      <style:text-properties style:font-name="Arial"/>
    </style:style>
    <style:style style:name="P12" style:family="paragraph" style:parent-style-name="Frame_20_contents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3" style:family="paragraph" style:parent-style-name="Fram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4" style:family="paragraph" style:parent-style-name="Frame_20_contents">
      <style:paragraph-properties fo:text-align="center" style:justify-single-word="false"/>
      <style:text-properties style:font-name="Arial"/>
    </style:style>
    <style:style style:name="P15" style:family="paragraph" style:parent-style-name="Fram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6" style:family="paragraph" style:parent-style-name="Frame_20_contents">
      <style:paragraph-properties fo:text-align="center" style:justify-single-word="false"/>
      <style:text-properties style:font-name="Arial" fo:font-weight="normal" style:font-weight-asian="normal" style:font-weight-complex="normal"/>
    </style:style>
    <style:style style:name="P17" style:family="paragraph" style:parent-style-name="Standard">
      <style:paragraph-properties fo:text-align="center" style:justify-single-word="false">
        <style:tab-stops>
          <style:tab-stop style:position="1.1665in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>
        <style:tab-stops>
          <style:tab-stop style:position="1.1665in"/>
        </style:tab-stops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>
        <style:tab-stops>
          <style:tab-stop style:position="1.1665in"/>
        </style:tab-stops>
      </style:paragraph-properties>
      <style:text-properties style:font-name="Arial"/>
    </style:style>
    <style:style style:name="T1" style:family="text">
      <style:text-properties style:font-name="Arial" fo:font-size="10.5pt" style:font-size-asian="10.5pt" style:font-size-complex="10.5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8pt" fo:font-weight="bold" style:font-size-asian="7pt" style:font-weight-asian="bold" style:font-size-complex="8pt" style:font-weight-complex="bold"/>
    </style:style>
    <style:style style:name="T4" style:family="text">
      <style:text-properties fo:font-size="8pt" style:font-size-asian="7pt" style:font-size-complex="8pt"/>
    </style:style>
    <style:style style:name="fr1" style:family="graphic" style:parent-style-name="Frame">
      <style:graphic-properties style:protect="none" style:wrap="run-through" style:number-wrapped-paragraphs="no-limit" style:vertical-pos="from-top" style:vertical-rel="page" style:horizontal-pos="from-left" style:horizontal-rel="page" fo:background-color="transparent" style:background-transparency="100%">
        <style:background-image/>
        <style:columns fo:column-count="1" fo:column-gap="0in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5.7098in" svg:y="0.4102in" svg:width="1.9701in" draw:z-index="0">
        <draw:text-box fo:min-height="1.7075in">
          <text:p text:style-name="P16">Nomor Tiket</text:p>
          <text:p text:style-name="P11"><text:span text:style-name="T2">{var2}<text:line-break/></text:span><text:span text:style-name="T3"><text:line-break/></text:span>Diterima</text:p>
          <text:p text:style-name="P13">{var11}</text:p>
          <text:p text:style-name="P11"><text:span text:style-name="T4"><text:line-break/></text:span>Perkiraan Selesai</text:p>
          <text:p text:style-name="P13">{var12}</text:p>
        </draw:text-box>
      </draw:frame>
      <text:p text:style-name="P6">PUSAT LAYANAN DIREKTORAT JENDERAL ANGGARAN</text:p>
      <text:p text:style-name="P5">Telp<text:tab/>: 021-34832516</text:p>
      <text:p text:style-name="P5">Fax<text:tab/>: 021-34832515</text:p>
      <text:p text:style-name="P5">Call Center DJA<text:tab/>: 021-34832511</text:p>
      <text:p text:style-name="P3"><text:span text:style-name="T1">email<text:tab/>: </text:span><text:span text:style-name="T1">pusatlayanan@anggaran.depkeu.go.id</text:span></text:p>
      <text:p text:style-name="P3"><text:span text:style-name="T1"><text:tab/> <text:s/></text:span><text:span text:style-name="T1">pusatlayanan.dja@gmail.com</text:span></text:p>
      <text:p text:style-name="P4"/>
      <text:p text:style-name="P4"/>
      <text:p text:style-name="P4"/>
      <text:p text:style-name="P17">TANDA TERIMA</text:p>
      <text:p text:style-name="P18">PENGAJUAN REVISI ANGGARAN</text:p>
      <text:p text:style-name="P18"/>
      <text:p text:style-name="P7">Nomor Surat Usulan<text:tab/>: {var1}</text:p>
      <text:p text:style-name="P7">Tanggal Surat Usulan<text:tab/>: {tanggal_surat_usulan}</text:p>
      <text:p text:style-name="P7"/>
      <text:p text:style-name="P10">Informasi Unit Pengusul</text:p>
      <text:p text:style-name="P7">Nama K/L<text:tab/>: {var3}</text:p>
      <text:p text:style-name="P7">Eselon I<text:tab/>: {var4}</text:p>
      <text:p text:style-name="P7">Nama Petugas<text:tab/>: {var6}</text:p>
      <text:p text:style-name="P7">NIP<text:tab/>: {var5}</text:p>
      <text:p text:style-name="P7">Jabatan<text:tab/>: {var7}</text:p>
      <text:p text:style-name="P7">No. HP<text:tab/>: {var8}</text:p>
      <text:p text:style-name="P7">Telp. Kantor<text:tab/>: {var9}</text:p>
      <text:p text:style-name="P7">email<text:tab/>: {var10}</text:p>
      <text:p text:style-name="P7"/>
      <text:p text:style-name="P10">Kelengkapan Dokumen</text:p>
      <text:p text:style-name="P9">{var13}</text:p>
      <text:p text:style-name="P7"/>
      <text:p text:style-name="P10">Catatan Petugas Pusat Layanan DJA</text:p>
      <text:p text:style-name="P7">{var14}</text:p>
      <text:p text:style-name="P7"/>
      <text:p text:style-name="P7"/>
      <text:p text:style-name="P8"><text:tab/><text:tab/>Jakarta, {tanggal_sekarang}</text:p>
      <text:p text:style-name="P8"><text:tab/><text:tab/>Penyelia</text:p>
      <text:p text:style-name="P8"/>
      <text:p text:style-name="P8"/>
      <text:p text:style-name="P8"><text:tab/><text:tab/>{var15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Arial" fo:font-size="10pt" fo:font-weight="bold" style:font-size-asian="10pt" style:font-weight-asian="bold" style:font-size-complex="10pt" style:font-weight-complex="bold"/>
    </style:style>
    <style:style style:name="MP2" style:family="paragraph" style:parent-style-name="Footer">
      <style:text-properties style:font-name="Arial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Keterangan:</text:p>
        <text:p text:style-name="MP2">Informasi proses penyelesaian revisi dapat menghubungi</text:p>
        <text:p text:style-name="MP2">Call Center DJA dengan menyebutkan nomor tike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31T18:47:20.99</meta:creation-date>
    <meta:editing-duration>PT24M19S</meta:editing-duration>
    <meta:editing-cycles>12</meta:editing-cycles>
    <meta:generator>LibreOffice/3.4$Win32 LibreOffice_project/340m1$Build-402</meta:generator>
    <dc:date>2012-02-01T12:56:17.77</dc:date>
    <meta:document-statistic meta:table-count="0" meta:image-count="0" meta:object-count="0" meta:page-count="1" meta:paragraph-count="34" meta:word-count="102" meta:character-count="730" meta:non-whitespace-character-count="651"/>
  </office:meta>
</office:document-meta>
</file>